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4cm"/>
    </style:style>
    <style:style style:name="co2" style:family="table-column">
      <style:table-column-properties fo:break-before="auto" style:column-width="5.78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7.514cm"/>
    </style:style>
    <style:style style:name="co6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add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c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z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l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LS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i rb, ra, imm6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6] -&gt; RFA3</text:p>
          </table:table-cell>
          <table:table-cell office:value-type="string" calcext:value-type="string">
            <text:p>S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du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NAND. Z flag is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dc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NAND. Z flag is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dz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NAND. Z flag is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hi ra, imm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8 downto 0] -&gt; ZA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w ra, rb, imm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ADD. Z flag is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3 -&gt; MemA, T1</text:p>
          </table:table-cell>
          <table:table-cell office:value-type="string" calcext:value-type="string">
            <text:p>S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 ra, rb, imm</text:p>
          </table:table-cell>
          <table:table-cell office:value-type="string" calcext:value-type="string">
            <text:p>111 -&gt; RFA1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3 -&gt; Me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office:value-type="string" calcext:value-type="string">
            <text:p>S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MemD</text:p>
          </table:table-cell>
          <table:table-cell table:number-columns-repeated="1022"/>
        </table:table-row>
        <table:table-row table:style-name="ro1" table:number-rows-repeated="65">
          <table:table-cell table:number-columns-repeated="1024"/>
        </table:table-row>
        <table:table-row table:style-name="ro1">
          <table:table-cell office:value-type="string" calcext:value-type="string">
            <text:p>beq ra, rb, imm</text:p>
          </table:table-cell>
          <table:table-cell office:value-type="string" calcext:value-type="string">
            <text:p>111 -&gt; RFA1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XOR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number-columns-repeated="2"/>
          <table:table-cell office:value-type="string" calcext:value-type="string">
            <text:p>If Z=1, S16 -&gt; S4 else, S16 -&gt; S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office:value-type="string" calcext:value-type="string">
            <text:p>S16</text:p>
          </table:table-cell>
          <table:table-cell/>
          <table:table-cell office:value-type="string" calcext:value-type="string">
            <text:p>ALU wi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alr ra, imm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alr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i ra, imm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inal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11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IR[5 downto 3]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LS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IR[8 downto 6]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IR[11 downto 9]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0] -&gt; ZA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T3 -&gt; MemA,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D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T3 -&gt; Me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T1 -&gt; MemA,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D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Ctr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RFD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Ctr -&gt; RF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T2 -&gt; Mem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 -&gt; MemA</text:p>
          </table:table-cell>
          <table:table-cell table:number-columns-repeated="1022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0:39:46.733379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4-27T11:10:55Z</meta:creation-date>
    <dc:date>2022-05-02T01:02:08.153558576</dc:date>
    <meta:editing-cycles>5</meta:editing-cycles>
    <meta:editing-duration>PT4H27M42S</meta:editing-duration>
    <meta:document-statistic meta:table-count="1" meta:cell-count="469" meta:object-count="0"/>
  </office:meta>
</office:document-meta>
</file>